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style:style style:name="P17"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Sukupuolineutraali nimitys seurustelukumppanille</text:p>
      <text:p text:style-name="P5"/>
      <text:p text:style-name="P6">12 maalis 2015</text:p>
      <text:p text:style-name="P7"/>
      <text:p text:style-name="P8">Moi,<text:line-break/><text:line-break/>aloin juuri seurustella transpojan kanssa. Hän on tosi ihana ja kaikkea. Se ei oo tämän pointti, mutta kuitenkin. Hän kysyi että onko mulla jotain sukupuolineutraalia sanaa sille, miksi haluun olla kutsuttu kun puhutaan seurustelukumppaneista. En siis koe olevani tyttö tai poika. Niin onko teillä jotain söpöjä tai ylipäätään sukupuolineutraaleja termejä seurustelukumppanille?</text:p>
      <text:p text:style-name="P9"/>
      <text:p text:style-name="P10">[Nimimerkki poistettu]</text:p>
      <text:p text:style-name="P11"/>
      <text:p text:style-name="P12"/>
      <text:p text:style-name="P13">Vastaus</text:p>
      <text:p text:style-name="P14"/>
      <text:p text:style-name="P15">Hei</text:p>
      <text:p text:style-name="P16"><text:line-break/>Mm. tällaisia sukupuolineutraaleja termejä ihmiset ovat käyttäneet: kulta, muru, rakas, puolisko, siippa, lutu, kumppani, … ja näitähän voi keksiä lisää, valiten sellaisen joka sopii kummankin suuhun.</text:p>
      <text:p text:style-name="P17"><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6:49:00Z</meta:creation-date>
    <dc:date>2023-01-20T16:49:00Z</dc:date>
    <meta:template xlink:href="Normal.dotm" xlink:type="simple"/>
    <meta:editing-cycles>1</meta:editing-cycles>
    <meta:editing-duration>PT0S</meta:editing-duration>
    <meta:document-statistic meta:page-count="1" meta:paragraph-count="2" meta:word-count="115" meta:character-count="1045" meta:row-count="7" meta:non-whitespace-character-count="932"/>
  </office:meta>
</office:document-meta>
</file>